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svg:stroke-width="0.178cm" draw:marker-start-width="0.467cm" draw:marker-end-width="0.467cm" draw:fill="none" draw:textarea-vertical-align="middle" fo:padding-top="0.214cm" fo:padding-bottom="0.214cm" fo:padding-left="0.339cm" fo:padding-right="0.339cm"/>
    </style:style>
    <style:style style:name="gr3" style:family="graphic" style:parent-style-name="standard">
      <style:graphic-properties draw:stroke="none" svg:stroke-color="#000000" draw:fill="none" draw:fill-color="#ffffff" fo:min-height="2.417cm"/>
    </style:style>
    <style:style style:name="gr4" style:family="graphic" style:parent-style-name="standard">
      <style:graphic-properties draw:stroke="none" svg:stroke-color="#000000" draw:fill="none" draw:fill-color="#ffffff" fo:min-height="1.522cm"/>
    </style:style>
    <style:style style:name="gr5" style:family="graphic" style:parent-style-name="standard">
      <style:graphic-properties draw:stroke="none" svg:stroke-color="#000000" draw:fill="none" draw:fill-color="#ffffff" fo:min-height="2.29cm"/>
    </style:style>
    <style:style style:name="gr6" style:family="graphic" style:parent-style-name="standard">
      <style:graphic-properties draw:stroke="none" svg:stroke-color="#000000" draw:fill="none" draw:fill-color="#ffffff" fo:min-height="0.802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4.9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524cm" svg:y1="18.398cm" svg:x2="7.524cm" svg:y2="20.684cm">
          <text:p/>
        </draw:line>
        <draw:line draw:style-name="gr2" draw:text-style-name="P1" draw:layer="layout" svg:x1="5.224cm" svg:y1="18.398cm" svg:x2="5.224cm" svg:y2="20.684cm">
          <text:p/>
        </draw:line>
        <draw:custom-shape draw:style-name="gr1" draw:text-style-name="P1" draw:layer="layout" svg:width="0.635cm" svg:height="0.635cm" svg:x="16.5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20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505cm" svg:y="18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124cm" svg:y1="18.398cm" svg:x2="16.843cm" svg:y2="20.649cm">
          <text:p/>
        </draw:line>
        <draw:line draw:style-name="gr2" draw:text-style-name="P1" draw:layer="layout" svg:x1="16.824cm" svg:y1="18.398cm" svg:x2="19.129cm" svg:y2="20.649cm">
          <text:p/>
        </draw:line>
        <draw:custom-shape draw:style-name="gr1" draw:text-style-name="P1" draw:layer="layout" svg:width="0.635cm" svg:height="0.635cm" draw:transform="rotate (1.5707963267949) translate (12.955cm 20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2.955cm 18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18.5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20.8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148cm" svg:y1="18.27cm" svg:x2="13.434cm" svg:y2="18.27cm">
          <text:p/>
        </draw:line>
        <draw:line draw:style-name="gr2" draw:text-style-name="P1" draw:layer="layout" svg:x1="11.148cm" svg:y1="20.57cm" svg:x2="13.434cm" svg:y2="20.57cm">
          <text:p/>
        </draw:line>
        <draw:custom-shape draw:style-name="gr1" draw:text-style-name="P1" draw:layer="layout" svg:width="0.635cm" svg:height="0.635cm" svg:x="4.9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2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4.9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524cm" svg:y1="22.598cm" svg:x2="5.191cm" svg:y2="22.59cm">
          <text:p/>
        </draw:line>
        <draw:line draw:style-name="gr2" draw:text-style-name="P1" draw:layer="layout" svg:x1="5.224cm" svg:y1="22.598cm" svg:x2="5.224cm" svg:y2="24.884cm">
          <text:p/>
        </draw:line>
        <draw:custom-shape draw:style-name="gr1" draw:text-style-name="P1" draw:layer="layout" svg:width="0.635cm" svg:height="0.635cm" svg:x="16.5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24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8.8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505cm" svg:y="22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48cm" svg:y1="22.463cm" svg:x2="16.643cm" svg:y2="24.849cm">
          <text:p/>
        </draw:line>
        <draw:line draw:style-name="gr2" draw:text-style-name="P1" draw:layer="layout" svg:x1="17.024cm" svg:y1="22.598cm" svg:x2="17.002cm" svg:y2="24.749cm">
          <text:p/>
        </draw:line>
        <draw:custom-shape draw:style-name="gr1" draw:text-style-name="P1" draw:layer="layout" svg:width="0.635cm" svg:height="0.635cm" draw:transform="rotate (1.5707963267949) translate (12.955cm 25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2.955cm 22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22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755cm 25.0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148cm" svg:y1="22.47cm" svg:x2="13.319cm" svg:y2="24.622cm">
          <text:p/>
        </draw:line>
        <draw:line draw:style-name="gr2" draw:text-style-name="P1" draw:layer="layout" svg:x1="11.148cm" svg:y1="24.77cm" svg:x2="13.434cm" svg:y2="24.77cm">
          <text:p/>
        </draw:line>
        <draw:frame draw:style-name="gr3" draw:text-style-name="P2" draw:layer="layout" svg:width="3.175cm" svg:height="2.667cm" svg:x="1.562cm" svg:y="18.453cm">
          <draw:text-box>
            <text:p><text:span text:style-name="T1">Yes</text:span></text:p>
          </draw:text-box>
        </draw:frame>
        <draw:frame draw:style-name="gr3" draw:text-style-name="P2" draw:layer="layout" svg:width="3.175cm" svg:height="2.667cm" svg:x="1.763cm" svg:y="22.454cm">
          <draw:text-box>
            <text:p><text:span text:style-name="T1">No</text:span></text:p>
          </draw:text-box>
        </draw:frame>
        <draw:custom-shape draw:style-name="gr1" draw:text-style-name="P1" draw:layer="layout" svg:width="0.635cm" svg:height="0.635cm" svg:x="5.105cm" svg:y="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405cm" svg:y="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405cm" svg:y="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105cm" svg:y="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724cm" svg:y1="1.77cm" svg:x2="7.724cm" svg:y2="4.056cm">
          <text:p/>
        </draw:line>
        <draw:line draw:style-name="gr2" draw:text-style-name="P1" draw:layer="layout" svg:x1="5.424cm" svg:y1="1.77cm" svg:x2="5.424cm" svg:y2="4.056cm">
          <text:p/>
        </draw:line>
        <draw:custom-shape draw:style-name="gr1" draw:text-style-name="P1" draw:layer="layout" svg:width="0.635cm" svg:height="0.635cm" svg:x="16.705cm" svg:y="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005cm" svg:y="3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005cm" svg:y="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705cm" svg:y="1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324cm" svg:y1="1.77cm" svg:x2="17.043cm" svg:y2="4.021cm">
          <text:p/>
        </draw:line>
        <draw:line draw:style-name="gr2" draw:text-style-name="P1" draw:layer="layout" svg:x1="17.024cm" svg:y1="1.77cm" svg:x2="19.329cm" svg:y2="4.021cm">
          <text:p/>
        </draw:line>
        <draw:custom-shape draw:style-name="gr1" draw:text-style-name="P1" draw:layer="layout" svg:width="0.635cm" svg:height="0.635cm" draw:transform="rotate (1.5707963267949) translate (13.155cm 4.2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3.155cm 1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955cm 1.9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955cm 4.2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348cm" svg:y1="1.642cm" svg:x2="13.634cm" svg:y2="1.642cm">
          <text:p/>
        </draw:line>
        <draw:line draw:style-name="gr2" draw:text-style-name="P1" draw:layer="layout" svg:x1="11.348cm" svg:y1="3.942cm" svg:x2="13.634cm" svg:y2="3.942cm">
          <text:p/>
        </draw:line>
        <draw:custom-shape draw:style-name="gr1" draw:text-style-name="P1" draw:layer="layout" svg:width="0.635cm" svg:height="0.635cm" svg:x="5.105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405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7.405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5.105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7.724cm" svg:y1="5.97cm" svg:x2="5.391cm" svg:y2="5.962cm">
          <text:p/>
        </draw:line>
        <draw:line draw:style-name="gr2" draw:text-style-name="P1" draw:layer="layout" svg:x1="5.424cm" svg:y1="5.97cm" svg:x2="5.424cm" svg:y2="8.256cm">
          <text:p/>
        </draw:line>
        <draw:custom-shape draw:style-name="gr1" draw:text-style-name="P1" draw:layer="layout" svg:width="0.635cm" svg:height="0.635cm" svg:x="16.705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005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9.005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svg:x="16.705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848cm" svg:y1="5.835cm" svg:x2="16.843cm" svg:y2="8.221cm">
          <text:p/>
        </draw:line>
        <draw:line draw:style-name="gr2" draw:text-style-name="P1" draw:layer="layout" svg:x1="17.224cm" svg:y1="5.97cm" svg:x2="17.202cm" svg:y2="8.121cm">
          <text:p/>
        </draw:line>
        <draw:custom-shape draw:style-name="gr1" draw:text-style-name="P1" draw:layer="layout" svg:width="0.635cm" svg:height="0.635cm" draw:transform="rotate (1.5707963267949) translate (13.155cm 8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3.155cm 6.1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955cm 6.1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635cm" draw:transform="rotate (1.5707963267949) translate (10.955cm 8.4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348cm" svg:y1="5.842cm" svg:x2="13.519cm" svg:y2="7.994cm">
          <text:p/>
        </draw:line>
        <draw:line draw:style-name="gr2" draw:text-style-name="P1" draw:layer="layout" svg:x1="11.348cm" svg:y1="8.142cm" svg:x2="13.634cm" svg:y2="8.142cm">
          <text:p/>
        </draw:line>
        <draw:frame draw:style-name="gr4" draw:text-style-name="P3" draw:layer="layout" svg:width="4.953cm" svg:height="1.772cm" svg:x="-0.1cm" svg:y="2.143cm">
          <draw:text-box>
            <text:p text:style-name="P3"><text:span text:style-name="T2">Allowed</text:span></text:p>
          </draw:text-box>
        </draw:frame>
        <draw:frame draw:style-name="gr5" draw:text-style-name="P3" draw:layer="layout" svg:width="5.035cm" svg:height="2.783cm" svg:x="-0.144cm" svg:y="5.245cm">
          <draw:text-box>
            <text:p text:style-name="P3"><text:span text:style-name="T2">Not Allowed</text:span></text:p>
          </draw:text-box>
        </draw:frame>
        <draw:frame draw:style-name="gr6" draw:text-style-name="P4" draw:layer="layout" svg:width="0.889cm" svg:height="1.356cm" svg:x="4.456cm" svg:y="1.081cm">
          <draw:text-box>
            <text:p><text:span text:style-name="T3">i</text:span></text:p>
          </draw:text-box>
        </draw:frame>
        <draw:frame draw:style-name="gr6" draw:text-style-name="P4" draw:layer="layout" svg:width="0.889cm" svg:height="1.356cm" svg:x="4.456cm" svg:y="3.24cm">
          <draw:text-box>
            <text:p><text:span text:style-name="T3">j</text:span></text:p>
          </draw:text-box>
        </draw:frame>
        <draw:frame draw:style-name="gr6" draw:text-style-name="P4" draw:layer="layout" svg:width="0.889cm" svg:height="1.356cm" svg:x="6.758cm" svg:y="3.281cm">
          <draw:text-box>
            <text:p><text:span text:style-name="T3">l</text:span></text:p>
          </draw:text-box>
        </draw:frame>
        <draw:frame draw:style-name="gr6" draw:text-style-name="P4" draw:layer="layout" svg:width="0.889cm" svg:height="1.356cm" svg:x="6.559cm" svg:y="0.981cm">
          <draw:text-box>
            <text:p><text:span text:style-name="T3">k</text:span></text:p>
          </draw:text-box>
        </draw:frame>
        <draw:frame draw:style-name="gr6" draw:text-style-name="P4" draw:layer="layout" svg:width="0.889cm" svg:height="1.356cm" svg:x="10.257cm" svg:y="1.081cm">
          <draw:text-box>
            <text:p><text:span text:style-name="T3">i</text:span></text:p>
          </draw:text-box>
        </draw:frame>
        <draw:frame draw:style-name="gr6" draw:text-style-name="P4" draw:layer="layout" svg:width="0.889cm" svg:height="1.356cm" svg:x="10.157cm" svg:y="3.34cm">
          <draw:text-box>
            <text:p><text:span text:style-name="T3">k</text:span></text:p>
          </draw:text-box>
        </draw:frame>
        <draw:frame draw:style-name="gr6" draw:text-style-name="P4" draw:layer="layout" svg:width="0.889cm" svg:height="1.356cm" svg:x="13.659cm" svg:y="3.381cm">
          <draw:text-box>
            <text:p><text:span text:style-name="T3">l</text:span></text:p>
          </draw:text-box>
        </draw:frame>
        <draw:frame draw:style-name="gr6" draw:text-style-name="P4" draw:layer="layout" svg:width="0.889cm" svg:height="1.356cm" svg:x="13.66cm" svg:y="1.081cm">
          <draw:text-box>
            <text:p><text:span text:style-name="T3">j</text:span></text:p>
          </draw:text-box>
        </draw:frame>
        <draw:frame draw:style-name="gr6" draw:text-style-name="P4" draw:layer="layout" svg:width="0.889cm" svg:height="1.356cm" svg:x="18.359cm" svg:y="3.381cm">
          <draw:text-box>
            <text:p><text:span text:style-name="T3">j</text:span></text:p>
          </draw:text-box>
        </draw:frame>
        <draw:frame draw:style-name="gr6" draw:text-style-name="P4" draw:layer="layout" svg:width="0.889cm" svg:height="1.356cm" svg:x="18.16cm" svg:y="0.981cm">
          <draw:text-box>
            <text:p><text:span text:style-name="T3">k</text:span></text:p>
          </draw:text-box>
        </draw:frame>
        <draw:frame draw:style-name="gr6" draw:text-style-name="P4" draw:layer="layout" svg:width="0.889cm" svg:height="1.356cm" svg:x="10.357cm" svg:y="5.181cm">
          <draw:text-box>
            <text:p><text:span text:style-name="T3">i</text:span></text:p>
          </draw:text-box>
        </draw:frame>
        <draw:frame draw:style-name="gr6" draw:text-style-name="P4" draw:layer="layout" svg:width="0.889cm" svg:height="1.356cm" svg:x="10.157cm" svg:y="7.44cm">
          <draw:text-box>
            <text:p><text:span text:style-name="T3">k</text:span></text:p>
          </draw:text-box>
        </draw:frame>
        <draw:frame draw:style-name="gr7" draw:text-style-name="P4" draw:layer="layout" svg:width="1.805cm" svg:height="1.356cm" svg:x="13.573cm" svg:y="7.377cm">
          <draw:text-box>
            <text:p><text:span text:style-name="T3">j, l</text:span></text:p>
          </draw:text-box>
        </draw:frame>
        <draw:frame draw:style-name="gr6" draw:text-style-name="P4" draw:layer="layout" svg:width="1.85cm" svg:height="1.356cm" svg:x="3.54cm" svg:y="5.236cm">
          <draw:text-box>
            <text:p><text:span text:style-name="T3">i, k</text:span></text:p>
          </draw:text-box>
        </draw:frame>
        <draw:frame draw:style-name="gr6" draw:text-style-name="P4" draw:layer="layout" svg:width="0.889cm" svg:height="1.356cm" svg:x="4.457cm" svg:y="7.34cm">
          <draw:text-box>
            <text:p><text:span text:style-name="T3">j</text:span></text:p>
          </draw:text-box>
        </draw:frame>
        <draw:frame draw:style-name="gr6" draw:text-style-name="P4" draw:layer="layout" svg:width="0.889cm" svg:height="1.356cm" svg:x="7.96cm" svg:y="5.281cm">
          <draw:text-box>
            <text:p><text:span text:style-name="T3">l</text:span></text:p>
          </draw:text-box>
        </draw:frame>
        <draw:frame draw:style-name="gr6" draw:text-style-name="P4" draw:layer="layout" svg:width="1.877cm" svg:height="1.356cm" svg:x="14.97cm" svg:y="5.282cm">
          <draw:text-box>
            <text:p><text:span text:style-name="T3">i, k</text:span></text:p>
          </draw:text-box>
        </draw:frame>
        <draw:frame draw:style-name="gr6" draw:text-style-name="P4" draw:layer="layout" svg:width="1.823cm" svg:height="1.356cm" svg:x="15.324cm" svg:y="7.441cm">
          <draw:text-box>
            <text:p><text:span text:style-name="T3">j, l</text:span></text:p>
          </draw:text-box>
        </draw:frame>
        <draw:frame draw:style-name="gr6" draw:text-style-name="P4" draw:layer="layout" svg:width="0.889cm" svg:height="1.356cm" svg:x="16.058cm" svg:y="1.082cm">
          <draw:text-box>
            <text:p><text:span text:style-name="T3">i</text:span></text:p>
          </draw:text-box>
        </draw:frame>
        <draw:frame draw:style-name="gr6" draw:text-style-name="P4" draw:layer="layout" svg:width="0.889cm" svg:height="1.356cm" svg:x="16.058cm" svg:y="3.241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1T16:40:03.217222000</meta:creation-date>
    <dc:date>2017-03-20T13:30:51.411704282</dc:date>
    <meta:editing-duration>PT27M37S</meta:editing-duration>
    <meta:editing-cycles>7</meta:editing-cycles>
    <meta:generator>LibreOffice/4.2.8.2$Linux_X86_64 LibreOffice_project/420m0$Build-2</meta:generator>
    <meta:document-statistic meta:object-count="96"/>
  </office:meta>
</office:document-meta>
</file>